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238" officeooo:paragraph-rsid="001c4238"/>
    </style:style>
    <style:style style:name="P2" style:family="paragraph" style:parent-style-name="Standard">
      <style:text-properties officeooo:rsid="001f95cf" officeooo:paragraph-rsid="001f95cf"/>
    </style:style>
    <style:style style:name="P3" style:family="paragraph" style:parent-style-name="Standard">
      <style:text-properties officeooo:rsid="0021df98" officeooo:paragraph-rsid="0021df98"/>
    </style:style>
    <style:style style:name="T1" style:family="text">
      <style:text-properties officeooo:rsid="001f95cf"/>
    </style:style>
    <style:style style:name="T2" style:family="text">
      <style:text-properties officeooo:rsid="002182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started off with the exit function instead of the info one; this was because I thought getting the loop for entering the commands (and how to exit the loop) would be of more logical.</text:p>
      <text:p text:style-name="P1"/>
      <text:p text:style-name="P1">I initially had problems with the exit function. The infinite loop would keep printing out the same message. </text:p>
      <text:p text:style-name="P1"/>
      <text:p text:style-name="P1">Whilst I managed to fix this in my second attempt, the loop now only printing out the message once, it would still not close successfully. I realised that this was because I was not comparing the two strings at the correct point in the code.</text:p>
      <text:p text:style-name="P1"/>
      <text:p text:style-name="P1">After this I managed to implement the info function quite easily since it was just a print statement <text:span text:style-name="T1">that I made to be conditional.</text:span></text:p>
      <text:p text:style-name="P1"/>
      <text:p text:style-name="P3">Using getcwd I was able to print the current working directory.</text:p>
      <text:p text:style-name="P1"/>
      <text:p text:style-name="P2">I had to change scanf to fgets due to the limitations that scanf had with spaces. <text:span text:style-name="T2">However I also needed to add \n to the arrays for the various commands to now work.</text:span></text:p>
      <text:p text:style-name="P2"/>
      <text:p text:style-name="P3">Not sure if I got the change directory part work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21:11:49.965804483</meta:creation-date>
    <dc:date>2017-11-20T01:03:17.016613379</dc:date>
    <meta:editing-duration>PT3H41M1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76" meta:character-count="945" meta:non-whitespace-character-count="775"/>
  </office:meta>
</office:document-meta>
</file>